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  <style:style style:name="T2" style:family="text">
      <style:text-properties style:font-name-asian="Linux Libertine G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Day of Challenge </text:p>
          </table:table-cell>
          <table:table-cell table:style-name="ce8" office:value-type="string" calcext:value-type="string">
            <text:p>Activities </text:p>
          </table:table-cell>
          <table:table-cell table:style-name="ce11" office:value-type="string" calcext:value-type="string">
            <text:p>Links 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started the challenge after a busy week,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>
            <text:p>Catch up on Slack announcements and initiatives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Read pytorch paper on Transfer Learning</text:p>
          </table:table-cell>
          <table:table-cell table:style-name="ce12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 office:value-type="date" office:date-value="2019-07-09" calcext:value-type="date">
            <text:p>Tuesday, July 09, 2019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mplementing Transfer Learning Tutorial.</text:p>
          </table:table-cell>
          <table:table-cell table:style-name="ce13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2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Have a look at DeepLearning.ai site and got a copy of Andrew Ng book</text:p>
          </table:table-cell>
          <table:table-cell table:style-name="ce12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 office:value-type="string" calcext:value-type="string">
            <text:p>Read 5 chapters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Did a quiz on #reading_paper_discuss. I need to clear some questions on how stride and padding works apparently!</text:p>
          </table:table-cell>
          <table:table-cell table:style-name="ce12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Also how convolutions works on such cases</text:p>
          </table:table-cell>
          <table:table-cell table:style-name="ce12" office:value-type="string" calcext:value-type="string">
            <text:p><text:a xlink:href="http://deeplearning.net/software/theano/tutorial/conv_arithmetic.html#no-zero-padding-unit-strides" xlink:type="simple">http://deeplearning.net/software/theano/tutorial/conv_arithmetic.html#no-zero-padding-unit-strides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Read 2 more chapters from Andrew Ng book “Machine Learning Yearning”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4">
          <table:table-cell table:style-name="ce2" office:value-type="date" office:date-value="2019-07-12" calcext:value-type="date">
            <text:p>Friday, July 12, 201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ad through pytorch tutorial on Adversarial Example Generation and how neural networks can be attacked. Havent implemented it yet since I would like to read some more first on how attacking neural networks work</text:p>
          </table:table-cell>
          <table:table-cell table:style-name="ce12" office:value-type="string" calcext:value-type="string">
            <text:p><text:a xlink:href="https://pytorch.org/tutorials/beginner/fgsm_tutorial.html" xlink:type="simple">https://pytorch.org/tutorials/beginner/fgsm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Default"/>
          <table:table-cell table:style-name="ce6"/>
          <table:table-cell table:style-name="ce9"/>
          <table:table-cell table:style-name="ce12" office:value-type="string" calcext:value-type="string">
            <text:p><text:a xlink:href="https://blog.ycombinator.com/how-adversarial-attacks-work/" xlink:type="simple">https://blog.ycombinator.com/how-adversarial-attacks-work/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5">
          <table:table-cell table:style-name="ce2" office:value-type="date" office:date-value="2019-07-13" calcext:value-type="date">
            <text:p>Saturday, July 13, 201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Did quiz 3 on #reading_paper_discuss. It was quite useful in terms of learning since I had to go again over some concepts of differential privacy and actually made me read some portions of The Algorithmic Foundations of Differential Privacy of Cynthia Dwork and Aaron Roth</text:p>
          </table:table-cell>
          <table:table-cell table:style-name="ce12" office:value-type="string" calcext:value-type="string">
            <text:p><text:a xlink:href="http://www.cis.upenn.edu/~aaroth/Papers/privacybook.pdf" xlink:type="simple">http://www.cis.upenn.edu/~aaroth/Papers/privacybook.pdf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4" calcext:value-type="date">
            <text:p>Sunday, July 14, 2019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Break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6">
          <table:table-cell table:style-name="ce2" office:value-type="date" office:date-value="2019-07-15" calcext:value-type="date">
            <text:p>Monday, July 15, 2019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Watched Webinar and AMA with Robert Wagner</text:p>
          </table:table-cell>
          <table:table-cell table:style-name="ce12" office:value-type="string" calcext:value-type="string">
            <text:p><text:a xlink:href="https://www.youtube.com/watch?v=9D_jxOMZmRI" xlink:type="simple">https://www.youtube.com/watch?v=9D_jxOMZmRI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Default"/>
          <table:table-cell table:style-name="ce6"/>
          <table:table-cell table:style-name="ce9" office:value-type="string" calcext:value-type="string">
            <text:p>Looked over PySyft repo, how it's organized and how and where i could contribute.</text:p>
          </table:table-cell>
          <table:table-cell table:style-name="ce12" office:value-type="string" calcext:value-type="string">
            <text:p><text:a xlink:href="https://github.com/OpenMined/PySyft" xlink:type="simple">https://github.com/OpenMined/PySyft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7">
          <table:table-cell table:style-name="ce2" office:value-type="date" office:date-value="2019-07-16" calcext:value-type="date">
            <text:p>Tuesday, July 16, 2019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Read 5 more chapters from Andrew Ng Book on how to evaluate or dev/test sets either using one value or multiple value scores and also when it's time to change them. Also read the series part1-part6 https://towardsdatascience.com/security-and-privacy-in-artificial-intelligence-and-machine-learning-part-1-c6f607feb94b on security and privacy of AI and ML!</text:p>
          </table:table-cell>
          <table:table-cell table:style-name="ce14" office:value-type="string" calcext:value-type="string">
            <text:p><text:span text:style-name="T2"><text:a xlink:href="https://towardsdatascience.com/security-and-privacy-in-artificial-intelligence-and-machine-learning-part-1-c6f607feb94b" xlink:type="simple">https://towardsdatascience.com/security-and-privacy-in-artificial-intelligence-and-machine-learning-part-1-c6f607feb94b</text:a>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965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5"/>
          <table:table-cell table:style-name="ce17" table:number-columns-repeated="23"/>
          <table:table-cell table:number-columns-repeated="997"/>
        </table:table-row>
        <table:table-row table:style-name="ro8" table:number-rows-repeated="104757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/00/0000</text:date>, <text:time style:data-style-name="N2" text:time-value="20:40:12.880094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16T20:41:16.611731884</dc:date>
    <meta:editing-duration>PT3H6M35S</meta:editing-duration>
    <meta:editing-cycles>10</meta:editing-cycles>
    <meta:document-statistic meta:table-count="1" meta:cell-count="51" meta:object-count="0"/>
  </office:meta>
</office:document-meta>
</file>